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4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mponent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Compon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eger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50)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archar(250)</text:p>
          </table:table-cell>
        </table:table-row>
        <table:table-row table:style-name="ro1">
          <table:table-cell/>
          <table:table-cell office:value-type="string">
            <text:p>CategoriesID</text:p>
          </table:table-cell>
          <table:table-cell office:value-type="string">
            <text:p>integer</text:p>
          </table:table-cell>
        </table:table-row>
        <table:table-row table:style-name="ro1">
          <table:table-cell/>
          <table:table-cell office:value-type="string">
            <text:p>SuppliersID</text:p>
          </table:table-cell>
          <table:table-cell office:value-type="string">
            <text:p>integer</text:p>
          </table:table-cell>
        </table:table-row>
        <table:table-row table:style-name="ro1">
          <table:table-cell/>
          <table:table-cell office:value-type="string">
            <text:p>CurrentStock</text:p>
          </table:table-cell>
          <table:table-cell office:value-type="string">
            <text:p>integer</text:p>
          </table:table-cell>
        </table:table-row>
        <table:table-row table:style-name="ro1">
          <table:table-cell/>
          <table:table-cell office:value-type="string">
            <text:p>ReorderLevel</text:p>
          </table:table-cell>
          <table:table-cell office:value-type="string">
            <text:p>integer</text:p>
          </table:table-cell>
        </table:table-row>
        <table:table-row table:style-name="ro1">
          <table:table-cell/>
          <table:table-cell office:value-type="string">
            <text:p>LocationsID</text:p>
          </table:table-cell>
          <table:table-cell office:value-type="string">
            <text:p>integer</text:p>
          </table:table-cell>
        </table:table-row>
        <table:table-row table:style-name="ro1">
          <table:table-cell/>
          <table:table-cell office:value-type="string">
            <text:p>Datasheet</text:p>
          </table:table-cell>
          <table:table-cell office:value-type="string">
            <text:p>Varchar(250)</text:p>
          </table:table-cell>
        </table:table-row>
        <table:table-row table:style-name="ro1">
          <table:table-cell/>
          <table:table-cell office:value-type="string">
            <text:p>OrderCode</text:p>
          </table:table-cell>
          <table:table-cell office:value-type="string">
            <text:p>Varchar(50)</text:p>
          </table:table-cell>
        </table:table-row>
        <table:table-row table:style-name="ro2">
          <table:table-cell/>
          <table:table-cell office:value-type="string">
            <text:p>UnitPrice</text:p>
          </table:table-cell>
          <table:table-cell office:value-type="string">
            <text:p>float</text:p>
          </table:table-cell>
        </table:table-row>
      </table:table>
      <table:table table:name="Categorie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Categor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eger</text:p>
          </table:table-cell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Varchar(50)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Varchar(250)</text:p>
          </table:table-cell>
        </table:table-row>
        <table:table-row table:style-name="ro2">
          <table:table-cell/>
          <table:table-cell office:value-type="string">
            <text:p>MainCategoryID</text:p>
          </table:table-cell>
          <table:table-cell office:value-type="string">
            <text:p>integer</text:p>
          </table:table-cell>
        </table:table-row>
      </table:table>
      <table:table table:name="Definition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Definition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ponentID</text:p>
          </table:table-cell>
          <table:table-cell office:value-type="string">
            <text:p>integer</text:p>
          </table:table-cell>
        </table:table-row>
        <table:table-row table:style-name="ro2">
          <table:table-cell/>
          <table:table-cell office:value-type="string">
            <text:p>CategoriesID</text:p>
          </table:table-cell>
          <table:table-cell office:value-type="string">
            <text:p>integer</text:p>
          </table:table-cell>
        </table:table-row>
        <table:table-row table:style-name="ro2">
          <table:table-cell/>
          <table:table-cell office:value-type="string">
            <text:p>CategoryOrder</text:p>
          </table:table-cell>
          <table:table-cell office:value-type="string">
            <text:p>integer</text:p>
          </table:table-cell>
        </table:table-row>
      </table:table>
      <table:table table:name="Supplier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Suppli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eger</text:p>
          </table:table-cell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Varchar(50)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Varchar(250)</text:p>
          </table:table-cell>
        </table:table-row>
        <table:table-row table:style-name="ro2">
          <table:table-cell/>
          <table:table-cell office:value-type="string">
            <text:p>Website</text:p>
          </table:table-cell>
          <table:table-cell office:value-type="string">
            <text:p>Varchar(250)</text:p>
          </table:table-cell>
        </table:table-row>
      </table:table>
      <table:table table:name="Location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Loca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eger</text:p>
          </table:table-cell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Varchar(50)</text:p>
          </table:table-cell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Varchar(250)</text:p>
          </table:table-cell>
        </table:table-row>
        <table:table-row table:style-name="ro2">
          <table:table-cell/>
          <table:table-cell office:value-type="string">
            <text:p>Sublocation</text:p>
          </table:table-cell>
          <table:table-cell office:value-type="string">
            <text:p>Varchar(50)</text:p>
          </table:table-cell>
        </table:table-row>
      </table:table>
      <table:table table:name="Features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Featur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eger</text:p>
          </table:table-cell>
          <table:table-cell office:value-type="string">
            <text:p>Primary Key</text:p>
          </table:table-cell>
        </table:table-row>
        <table:table-row table:style-name="ro2">
          <table:table-cell/>
          <table:table-cell office:value-type="string">
            <text:p>CategoriesID</text:p>
          </table:table-cell>
          <table:table-cell office:value-type="string">
            <text:p>integer</text:p>
          </table:table-cell>
          <table:table-cell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Varchar(50)</text:p>
          </table:table-cell>
          <table:table-cell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Varchar(250)</text:p>
          </table:table-cell>
          <table:table-cell/>
        </table:table-row>
        <table:table-row table:style-name="ro2">
          <table:table-cell/>
          <table:table-cell office:value-type="string">
            <text:p>ListOrder</text:p>
          </table:table-cell>
          <table:table-cell office:value-type="string">
            <text:p>integer</text:p>
          </table:table-cell>
          <table:table-cell/>
        </table:table-row>
        <table:table-row table:style-name="ro2">
          <table:table-cell/>
          <table:table-cell office:value-type="string">
            <text:p>IntValue</text:p>
          </table:table-cell>
          <table:table-cell office:value-type="string">
            <text:p>integer</text:p>
          </table:table-cell>
          <table:table-cell/>
        </table:table-row>
        <table:table-row table:style-name="ro2">
          <table:table-cell/>
          <table:table-cell office:value-type="string">
            <text:p>StrValue</text:p>
          </table:table-cell>
          <table:table-cell office:value-type="string">
            <text:p>Varchar(50)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25/01/2015</text:date>, <text:time>15:2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ie Bridge</meta:initial-creator>
    <meta:creation-date>2015-01-21T14:17:47.85</meta:creation-date>
    <dc:date>2015-01-25T15:22:10.39</dc:date>
    <dc:creator>Bernie Bridge</dc:creator>
    <meta:editing-duration>PT4H32M53S</meta:editing-duration>
    <meta:editing-cycles>13</meta:editing-cycles>
    <meta:generator>OpenOffice/4.1.1$Win32 OpenOffice.org_project/411m6$Build-9775</meta:generator>
    <meta:document-statistic meta:table-count="6" meta:cell-count="73" meta:object-count="0"/>
  </office:meta>
</office:document-meta>
</file>